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5.583cm"/>
    </style:style>
    <style:style style:name="ro1" style:family="table-row">
      <style:table-row-properties style:row-height="2.4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deebf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deebf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be5d6" style:rotation-align="none"/>
    </style:style>
    <style:style style:name="ce8" style:family="table-cell" style:parent-style-name="Default">
      <style:table-cell-properties fo:background-color="#fff200" style:rotation-align="none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8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heure</text:p>
          </table:table-cell>
          <table:table-cell table:style-name="ce3" office:value-type="string" calcext:value-type="string">
            <text:p>département</text:p>
          </table:table-cell>
          <table:table-cell table:style-name="ce3" office:value-type="string" calcext:value-type="string">
            <text:p>commune</text:p>
          </table:table-cell>
          <table:table-cell table:style-name="ce3" office:value-type="string" calcext:value-type="string">
            <text:p>massif</text:p>
          </table:table-cell>
          <table:table-cell table:style-name="ce3" office:value-type="string" calcext:value-type="string">
            <text:p>site</text:p>
          </table:table-cell>
          <table:table-cell table:style-name="ce10" office:value-type="string" calcext:value-type="string">
            <text:p>altitude</text:p>
          </table:table-cell>
          <table:table-cell table:style-name="ce11" office:value-type="string" calcext:value-type="string">
            <text:p>inclinaison</text:p>
          </table:table-cell>
          <table:table-cell table:style-name="ce11" office:value-type="string" calcext:value-type="string">
            <text:p>orientation</text:p>
          </table:table-cell>
          <table:table-cell table:style-name="ce12" office:value-type="string" calcext:value-type="string">
            <text:p>groupe</text:p>
          </table:table-cell>
          <table:table-cell table:style-name="ce3" office:value-type="string" calcext:value-type="string">
            <text:p>emportés</text:p>
          </table:table-cell>
          <table:table-cell table:style-name="ce3" office:value-type="string" calcext:value-type="string">
            <text:p>ensevelis tête</text:p>
          </table:table-cell>
          <table:table-cell table:style-name="ce3" office:value-type="string" calcext:value-type="string">
            <text:p>enseveli total</text:p>
          </table:table-cell>
          <table:table-cell table:style-name="ce3" office:value-type="string" calcext:value-type="string">
            <text:p>ensevelis partiel critique</text:p>
          </table:table-cell>
          <table:table-cell table:style-name="ce3" office:value-type="string" calcext:value-type="string">
            <text:p>ensevelis partiel non critique</text:p>
          </table:table-cell>
          <table:table-cell table:style-name="ce3" office:value-type="string" calcext:value-type="string">
            <text:p>décédés</text:p>
          </table:table-cell>
          <table:table-cell table:style-name="ce3" office:value-type="string" calcext:value-type="string">
            <text:p>blessés</text:p>
          </table:table-cell>
          <table:table-cell table:style-name="ce3" office:value-type="string" calcext:value-type="string">
            <text:p>indemnes</text:p>
          </table:table-cell>
          <table:table-cell table:style-name="ce3" office:value-type="string" calcext:value-type="string">
            <text:p>activité</text:p>
          </table:table-cell>
          <table:table-cell table:style-name="ce3" office:value-type="string" calcext:value-type="string">
            <text:p>évolution</text:p>
          </table:table-cell>
          <table:table-cell table:style-name="ce17" office:value-type="string" calcext:value-type="string">
            <text:p>BRA</text:p>
          </table:table-cell>
          <table:table-cell table:style-name="ce18" office:value-type="string" calcext:value-type="string">
            <text:p>qualité neige</text:p>
          </table:table-cell>
          <table:table-cell table:style-name="ce17" office:value-type="string" calcext:value-type="string">
            <text:p>cohésion neige</text:p>
          </table:table-cell>
          <table:table-cell table:style-name="ce3" office:value-type="string" calcext:value-type="string">
            <text:p>type départ</text:p>
          </table:table-cell>
          <table:table-cell table:style-name="ce3" office:value-type="string" calcext:value-type="string">
            <text:p>cause départ</text:p>
          </table:table-cell>
          <table:table-cell table:style-name="ce17" office:value-type="string" calcext:value-type="string">
            <text:p>dénivelé</text:p>
          </table:table-cell>
          <table:table-cell table:style-name="ce17" office:value-type="string" calcext:value-type="string">
            <text:p>largeur cassure</text:p>
          </table:table-cell>
          <table:table-cell table:style-name="ce17" office:value-type="string" calcext:value-type="string">
            <text:p>épaisseur cassure</text:p>
          </table:table-cell>
          <table:table-cell table:style-name="ce16" table:number-columns-repeated="30"/>
          <table:table-cell table:number-columns-repeated="6"/>
        </table:table-row>
        <table:table-row table:style-name="ro2" table:visibility="collapse">
          <table:table-cell office:value-type="string" calcext:value-type="string">
            <text:p>01/02/2012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loire</text:p>
          </table:table-cell>
          <table:table-cell office:value-type="string" calcext:value-type="string">
            <text:p>maurienne</text:p>
          </table:table-cell>
          <table:table-cell office:value-type="string" calcext:value-type="string">
            <text:p>combe aiguille noir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1/02/2015</text:p>
          </table:table-cell>
          <table:table-cell office:value-type="string" calcext:value-type="string">
            <text:p>08:1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aulon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village / couloir La Peyr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bitation</text:p>
          </table:table-cell>
          <table:table-cell office:value-type="string" calcext:value-type="string">
            <text:p>arrê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1000" calcext:value-type="float">
            <text:p>100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01/02/2018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saint maurice sur moselle</text:p>
          </table:table-cell>
          <table:table-cell office:value-type="string" calcext:value-type="string">
            <text:p>ballon d'alsace</text:p>
          </table:table-cell>
          <table:table-cell office:value-type="string" calcext:value-type="string">
            <text:p>couloir de Birkel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1/03/2017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anslevillard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pas du loup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&gt;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1/03/2018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pralognan la vanois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ouloir de l'eau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age</text:p>
          </table:table-cell>
          <table:table-cell office:value-type="string" calcext:value-type="string">
            <text:p>arrê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1/04/2011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 isèr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face est de Charvet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ponctuel</text:p>
          </table:table-cell>
          <table:table-cell office:value-type="string" calcext:value-type="string">
            <text:p>accidentelle soi-même</text:p>
          </table:table-cell>
          <table:table-cell office:value-type="float" office:value="600" calcext:value-type="float">
            <text:p>60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01/04/2013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 allues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aiguille du fruit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01/04/2013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saint martin de belleville (val thorens)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face ouest aiguille des st pères</text:p>
          </table:table-cell>
          <table:table-cell office:value-type="float" office:value="2800" calcext:value-type="float">
            <text:p>2800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1/04/2013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ontamines</text:p>
          </table:table-cell>
          <table:table-cell office:value-type="string" calcext:value-type="string">
            <text:p>beaufortain</text:p>
          </table:table-cell>
          <table:table-cell office:value-type="string" calcext:value-type="string">
            <text:p>col des chasseur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1/04/2015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pelvoux</text:p>
          </table:table-cell>
          <table:table-cell office:value-type="string" calcext:value-type="string">
            <text:p>col emile pic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S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arrêt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60" calcext:value-type="float">
            <text:p>360</text:p>
          </table:table-cell>
          <table:table-cell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1/05/2016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mont dore</text:p>
          </table:table-cell>
          <table:table-cell office:value-type="string" calcext:value-type="string">
            <text:p>cascade de la dore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table:number-columns-repeated="4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1/11/2010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essans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couloir Roche MIchel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7"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700" calcext:value-type="float">
            <text:p>7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1/12/2013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voriaz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pointe de vorlaz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02/01/2013</text:p>
          </table:table-cell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la morte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pas de la min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2/01/2013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eaux bonnes</text:p>
          </table:table-cell>
          <table:table-cell office:value-type="string" calcext:value-type="string">
            <text:p>aspe ossau</text:p>
          </table:table-cell>
          <table:table-cell office:value-type="string" calcext:value-type="string">
            <text:p>vallon angla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2/01/2018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anslebourg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montagne de montfroid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2/02/2015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outx</text:p>
          </table:table-cell>
          <table:table-cell office:value-type="string" calcext:value-type="string">
            <text:p>luchonnais</text:p>
          </table:table-cell>
          <table:table-cell office:value-type="string" calcext:value-type="string">
            <text:p>couloir fontaine de pa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2/02/2015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loire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secteur Sétaz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g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2/02/2015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 bon tarentais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hors-piste chanrossa</text:p>
          </table:table-cell>
          <table:table-cell office:value-type="float" office:value="2250" calcext:value-type="float">
            <text:p>22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02/02/2015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a bathie</text:p>
          </table:table-cell>
          <table:table-cell office:value-type="string" calcext:value-type="string">
            <text:p>beaufortain</text:p>
          </table:table-cell>
          <table:table-cell office:value-type="string" calcext:value-type="string">
            <text:p>pionte de la grande combe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2/02/2015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tel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sous le val linga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2/02/2018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le monetier les bains</text:p>
          </table:table-cell>
          <table:table-cell office:value-type="string" calcext:value-type="string">
            <text:p>grandes rousses</text:p>
          </table:table-cell>
          <table:table-cell office:value-type="string" calcext:value-type="string">
            <text:p>vallon roche noire pic blanc galibie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02/03/2011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val des prés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vallon de Vachette / secteur ombilic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2/03/2013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e foy tarentais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sous pointe des gavies / ruisseau des gavies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tendre</text:p>
          </table:table-cell>
          <table:table-cell office:value-type="string" calcext:value-type="string">
            <text:p>ponctuel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02/03/2014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a salle les alpes</text:p>
          </table:table-cell>
          <table:table-cell office:value-type="string" calcext:value-type="string">
            <text:p>thabor</text:p>
          </table:table-cell>
          <table:table-cell office:value-type="string" calcext:value-type="string">
            <text:p>crête echaillon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2/03/2014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onneval sur arc</text:p>
          </table:table-cell>
          <table:table-cell office:value-type="string" calcext:value-type="string">
            <text:p>haute maurienne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2/03/2014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aiguille belvedere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mid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2/03/2014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a clusaz</text:p>
          </table:table-cell>
          <table:table-cell office:value-type="string" calcext:value-type="string">
            <text:p>aravis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02/03/2018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a grave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couloir d'orcière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840" calcext:value-type="float">
            <text:p>84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02/03/2018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entraunes</text:p>
          </table:table-cell>
          <table:table-cell office:value-type="string" calcext:value-type="string">
            <text:p>haut var</text:p>
          </table:table-cell>
          <table:table-cell office:value-type="string" calcext:value-type="string">
            <text:p>estenc / tête de crépine / cabane garret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arrê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2/03/2018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mont de lans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piste verte bellecombe 1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office:value-type="float" office:value="90" calcext:value-type="float">
            <text:p>9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02/04/2018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pointe alphonse favre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2/05/2013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pralognan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grands couloirs grande casse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table:style-name="ce2" table:number-columns-repeated="30"/>
          <table:table-cell table:number-columns-repeated="6"/>
        </table:table-row>
        <table:table-row table:style-name="ro2" table:visibility="collapse">
          <table:table-cell office:value-type="string" calcext:value-type="string">
            <text:p>02/12/2010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tovière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2/12/2017</text:p>
          </table:table-cell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saint christophe sur guiers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combe de l'ours petit som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O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25" calcext:value-type="float">
            <text:p>125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02/12/2017</text:p>
          </table:table-cell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saint pancrasse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pas de l'oeille dent de crolles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" calcext:value-type="float">
            <text:p>5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03/01/2016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petite verte grand montets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90" calcext:value-type="float">
            <text:p>29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3/01/2018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onneval sur arc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lécharenne pont de la lama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bitation</text:p>
          </table:table-cell>
          <table:table-cell office:value-type="string" calcext:value-type="string">
            <text:p>arrê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03/02/2013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montgenevre</text:p>
          </table:table-cell>
          <table:table-cell office:value-type="string" calcext:value-type="string">
            <text:p>thabor</text:p>
          </table:table-cell>
          <table:table-cell office:value-type="string" calcext:value-type="string">
            <text:p>vallon des baysse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3/02/2013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saint martin de belleville (val thorens)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lac du lou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44"/>
        </table:table-row>
        <table:table-row table:style-name="ro2" table:visibility="collapse">
          <table:table-cell office:value-type="string" calcext:value-type="string">
            <text:p>03/02/2015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saint martin de bellevill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hors piste de l'entonnoir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3/03/2011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vacheresse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pointe de bénévent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50" calcext:value-type="float">
            <text:p>15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03/03/2015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l'hospitalet pres l'andorre</text:p>
          </table:table-cell>
          <table:table-cell office:value-type="string" calcext:value-type="string">
            <text:p>haute ariege</text:p>
          </table:table-cell>
          <table:table-cell office:value-type="string" calcext:value-type="string">
            <text:p>roc de carroux / voie RN 32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ie de communication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3/03/2015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orelle</text:p>
          </table:table-cell>
          <table:table-cell office:value-type="string" calcext:value-type="string">
            <text:p>vanoise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3/03/2015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orell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face ouest col rénod</text:p>
          </table:table-cell>
          <table:table-cell table:number-columns-repeated="2"/>
          <table:table-cell office:value-type="string" calcext:value-type="string">
            <text:p>S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03/03/2016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saint maurice sur moselle</text:p>
          </table:table-cell>
          <table:table-cell office:value-type="string" calcext:value-type="string">
            <text:p>ballon d'alsace</text:p>
          </table:table-cell>
          <table:table-cell office:value-type="string" calcext:value-type="string">
            <text:p>belvedere de birken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/>
          <table:table-cell office:value-type="string" calcext:value-type="string">
            <text:p>humid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03/03/2017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risoul</text:p>
          </table:table-cell>
          <table:table-cell office:value-type="string" calcext:value-type="string">
            <text:p>embrunnais</text:p>
          </table:table-cell>
          <table:table-cell office:value-type="string" calcext:value-type="string">
            <text:p>cabane valbell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3/03/2017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illaroger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ombe des lanchettes</text:p>
          </table:table-cell>
          <table:table-cell office:value-type="float" office:value="2300" calcext:value-type="float">
            <text:p>23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3/03/2018</text:p>
          </table:table-cell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saint pancrasse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pas de l'oeille dent de crol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table:number-columns-repeated="45"/>
        </table:table-row>
        <table:table-row table:style-name="ro2" table:visibility="collapse">
          <table:table-cell office:value-type="string" calcext:value-type="string">
            <text:p>03/03/2018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aragnouet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pic de marioule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600" calcext:value-type="float">
            <text:p>60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03/03/2018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arêche beaufor</text:p>
          </table:table-cell>
          <table:table-cell office:value-type="string" calcext:value-type="string">
            <text:p>beaufortain</text:p>
          </table:table-cell>
          <table:table-cell office:value-type="string" calcext:value-type="string">
            <text:p>lac tournan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3/03/2018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beaufortain</text:p>
          </table:table-cell>
          <table:table-cell office:value-type="string" calcext:value-type="string">
            <text:p>plan des plane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3/03/2018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e grand bornand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refuge gramusset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0" calcext:value-type="float">
            <text:p>4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03/04/2011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risoul</text:p>
          </table:table-cell>
          <table:table-cell office:value-type="string" calcext:value-type="string">
            <text:p>embrunnais</text:p>
          </table:table-cell>
          <table:table-cell office:value-type="string" calcext:value-type="string">
            <text:p>les côtes du lièvre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3/04/201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essans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vallon oney - ouille arbéron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3/04/2012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bec de la clu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03/05/2018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saint christophe en oisans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col des écrin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3/12/201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mbleze</text:p>
          </table:table-cell>
          <table:table-cell office:value-type="string" calcext:value-type="string">
            <text:p>vercors</text:p>
          </table:table-cell>
          <table:table-cell office:value-type="string" calcext:value-type="string">
            <text:p>roc de toula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4/02/2012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hollon les mémises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tete de neuva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4/02/2012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mieussy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combe du vélard</text:p>
          </table:table-cell>
          <table:table-cell office:value-type="float" office:value="1780" calcext:value-type="float">
            <text:p>178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4/02/2017</text:p>
          </table:table-cell>
          <table:table-cell/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dévoluy</text:p>
          </table:table-cell>
          <table:table-cell office:value-type="string" calcext:value-type="string">
            <text:p>vallon pierea d'agnère combe sommarel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table:style-name="ce2" office:value-type="string" calcext:value-type="string">
            <text:p>04/03/2011</text:p>
          </table:table-cell>
          <table:table-cell table:style-name="ce2" office:value-type="string" calcext:value-type="string">
            <text:p>15:15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val isère</text:p>
          </table:table-cell>
          <table:table-cell table:style-name="ce2" office:value-type="string" calcext:value-type="string">
            <text:p>haute tarentaise</text:p>
          </table:table-cell>
          <table:table-cell table:style-name="ce2" office:value-type="string" calcext:value-type="string">
            <text:p>barriere de quartz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string" calcext:value-type="string">
            <text:p>35-39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ors-piste</text:p>
          </table:table-cell>
          <table:table-cell table:style-name="ce2" office:value-type="string" calcext:value-type="string">
            <text:p>descente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sèche</text:p>
          </table:table-cell>
          <table:table-cell table:style-name="ce2" office:value-type="string" calcext:value-type="string">
            <text:p>tendre</text:p>
          </table:table-cell>
          <table:table-cell table:style-name="ce2" office:value-type="string" calcext:value-type="string">
            <text:p>linéaire</text:p>
          </table:table-cell>
          <table:table-cell table:style-name="ce2" office:value-type="string" calcext:value-type="string">
            <text:p>accidentelle soi-mêm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4/03/2011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villarodin bourget</text:p>
          </table:table-cell>
          <table:table-cell office:value-type="string" calcext:value-type="string">
            <text:p>maurienne</text:p>
          </table:table-cell>
          <table:table-cell office:value-type="string" calcext:value-type="string">
            <text:p>station la norm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04/03/2017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saint chaffrey</text:p>
          </table:table-cell>
          <table:table-cell office:value-type="string" calcext:value-type="string">
            <text:p>pelvoux</text:p>
          </table:table-cell>
          <table:table-cell office:value-type="string" calcext:value-type="string">
            <text:p>couloir NE sous prorel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4/03/2018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a grave</text:p>
          </table:table-cell>
          <table:table-cell office:value-type="string" calcext:value-type="string">
            <text:p>grandes rousses</text:p>
          </table:table-cell>
          <table:table-cell office:value-type="string" calcext:value-type="string">
            <text:p>puy golèf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table:number-columns-repeated="4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4/03/2018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pelvoux</text:p>
          </table:table-cell>
          <table:table-cell office:value-type="string" calcext:value-type="string">
            <text:p>la blanche / les essanyère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table:number-columns-repeated="4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4/03/2018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saint agnès</text:p>
          </table:table-cell>
          <table:table-cell office:value-type="string" calcext:value-type="string">
            <text:p>belledonne</text:p>
          </table:table-cell>
          <table:table-cell office:value-type="string" calcext:value-type="string">
            <text:p>lac de crop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4/03/2018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oz en oisans</text:p>
          </table:table-cell>
          <table:table-cell office:value-type="string" calcext:value-type="string">
            <text:p>grandes rousses</text:p>
          </table:table-cell>
          <table:table-cell office:value-type="string" calcext:value-type="string">
            <text:p>poutran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4/03/2018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oz en oisans</text:p>
          </table:table-cell>
          <table:table-cell office:value-type="string" calcext:value-type="string">
            <text:p>grandes rousses</text:p>
          </table:table-cell>
          <table:table-cell office:value-type="string" calcext:value-type="string">
            <text:p>couloir perrin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4/03/2018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vaujany</text:p>
          </table:table-cell>
          <table:table-cell office:value-type="string" calcext:value-type="string">
            <text:p>grandes rousses</text:p>
          </table:table-cell>
          <table:table-cell office:value-type="string" calcext:value-type="string">
            <text:p>cote bel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table:number-columns-repeated="4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4/03/2018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arêche beaufort</text:p>
          </table:table-cell>
          <table:table-cell office:value-type="string" calcext:value-type="string">
            <text:p>beaufortain</text:p>
          </table:table-cell>
          <table:table-cell office:value-type="string" calcext:value-type="string">
            <text:p>couloir des grangett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04/03/2018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arêche beaufort</text:p>
          </table:table-cell>
          <table:table-cell office:value-type="string" calcext:value-type="string">
            <text:p>beaufortain</text:p>
          </table:table-cell>
          <table:table-cell office:value-type="string" calcext:value-type="string">
            <text:p>combe nord col de la bathie</text:p>
          </table:table-cell>
          <table:table-cell table:number-columns-repeated="3"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4/03/2018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amoens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bostan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04/03/2018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vallorcine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couloir ran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4/03/2018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vallorcine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posette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4/03/2018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vallorcine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posette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4/05/2014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orelle</text:p>
          </table:table-cell>
          <table:table-cell office:value-type="string" calcext:value-type="string">
            <text:p>maurienne</text:p>
          </table:table-cell>
          <table:table-cell office:value-type="string" calcext:value-type="string">
            <text:p>roche des marche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table:number-columns-repeated="4"/>
          <table:table-cell office:value-type="string" calcext:value-type="string">
            <text:p>linéaire</text:p>
          </table:table-cell>
          <table:table-cell office:value-type="string" calcext:value-type="string">
            <text:p>naturelle sérac/cornich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4/05/2014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ste foy tarentais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grande sassiere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table:number-columns-repeated="4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4/05/2014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essans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face ouest pointe charbonne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humid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4/05/2014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essans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selle de l'albaron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S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10" calcext:value-type="float">
            <text:p>31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4/06/2011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aiguille du chardonnet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S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ponctuel</text:p>
          </table:table-cell>
          <table:table-cell office:value-type="string" calcext:value-type="string">
            <text:p>naturelle</text:p>
          </table:table-cell>
          <table:table-cell office:value-type="float" office:value="150" calcext:value-type="float">
            <text:p>15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04/12/2010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a clusaz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combe borderan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5/01/2014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pelvoux</text:p>
          </table:table-cell>
          <table:table-cell office:value-type="string" calcext:value-type="string">
            <text:p>ravin du bouisse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5/01/2014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acot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rête des bourtes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5/01/2014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a léchère</text:p>
          </table:table-cell>
          <table:table-cell office:value-type="string" calcext:value-type="string">
            <text:p>beaufortain</text:p>
          </table:table-cell>
          <table:table-cell office:value-type="string" calcext:value-type="string">
            <text:p>croix de la bagnaz</text:p>
          </table:table-cell>
          <table:table-cell office:value-type="float" office:value="2300" calcext:value-type="float">
            <text:p>23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arrê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50" calcext:value-type="float">
            <text:p>15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05/01/2014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es houches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couloir vogealle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5/01/2015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e foy tarentais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face nord fogliettaz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30" calcext:value-type="float">
            <text:p>33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5/01/2016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 colomban les villards</text:p>
          </table:table-cell>
          <table:table-cell office:value-type="string" calcext:value-type="string">
            <text:p>maurienne</text:p>
          </table:table-cell>
          <table:table-cell office:value-type="string" calcext:value-type="string">
            <text:p>pierre du turc / crête de tête bellard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90" calcext:value-type="float">
            <text:p>290</text:p>
          </table:table-cell>
          <table:table-cell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05/01/2016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 d'iser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super santon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5/01/2016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 d'iser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HP du Cairn / Bellevard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05/02/2012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glandage</text:p>
          </table:table-cell>
          <table:table-cell office:value-type="string" calcext:value-type="string">
            <text:p>vercors</text:p>
          </table:table-cell>
          <table:table-cell office:value-type="string" calcext:value-type="string">
            <text:p>jocou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5/02/2013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tel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télésiège des combe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5/02/2017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odane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couloir en Y du seuil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30" calcext:value-type="float">
            <text:p>4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5/02/2018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e foy tarentais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pointe du grand soliet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5/02/2018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pralognan la vanois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ouloir de l'eau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ge</text:p>
          </table:table-cell>
          <table:table-cell office:value-type="string" calcext:value-type="string">
            <text:p>arrê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5/03/2011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porté puymorens</text:p>
          </table:table-cell>
          <table:table-cell office:value-type="string" calcext:value-type="string">
            <text:p>capcir puymorens</text:p>
          </table:table-cell>
          <table:table-cell office:value-type="string" calcext:value-type="string">
            <text:p>face NO pic de l'Estagnol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5/03/2011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essans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andagne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5/03/2013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crévoux</text:p>
          </table:table-cell>
          <table:table-cell office:value-type="string" calcext:value-type="string">
            <text:p>embrunais parpaillon</text:p>
          </table:table-cell>
          <table:table-cell office:value-type="string" calcext:value-type="string">
            <text:p>goulotte barre des enfers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5/03/2013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loire</text:p>
          </table:table-cell>
          <table:table-cell office:value-type="string" calcext:value-type="string">
            <text:p>maurienne</text:p>
          </table:table-cell>
          <table:table-cell office:value-type="string" calcext:value-type="string">
            <text:p>combe des granges</text:p>
          </table:table-cell>
          <table:table-cell/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5/03/2014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chateauroux les alpes</text:p>
          </table:table-cell>
          <table:table-cell office:value-type="string" calcext:value-type="string">
            <text:p>champsaur</text:p>
          </table:table-cell>
          <table:table-cell office:value-type="string" calcext:value-type="string">
            <text:p>tête clotinailles</text:p>
          </table:table-cell>
          <table:table-cell table:number-columns-repeated="2"/>
          <table:table-cell office:value-type="string" calcext:value-type="string">
            <text:p>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table:number-columns-repeated="4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5/03/201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llemond</text:p>
          </table:table-cell>
          <table:table-cell office:value-type="string" calcext:value-type="string">
            <text:p>belledonne</text:p>
          </table:table-cell>
          <table:table-cell office:value-type="string" calcext:value-type="string">
            <text:p>col de roche noir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table:number-columns-repeated="2"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5/03/2015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chatel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secteur piste renne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5/03/2016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nchastrayes</text:p>
          </table:table-cell>
          <table:table-cell office:value-type="string" calcext:value-type="string">
            <text:p>ubaye</text:p>
          </table:table-cell>
          <table:table-cell office:value-type="string" calcext:value-type="string">
            <text:p>les roubines / super sauz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5/03/2016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les adrets</text:p>
          </table:table-cell>
          <table:table-cell office:value-type="string" calcext:value-type="string">
            <text:p>belledonne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5/03/2018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le reposoir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pointe d'areu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table:number-columns-repeated="45"/>
        </table:table-row>
        <table:table-row table:style-name="ro2" table:visibility="collapse">
          <table:table-cell office:value-type="string" calcext:value-type="string">
            <text:p>05/03/2018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Faverges-Seythenex</text:p>
          </table:table-cell>
          <table:table-cell office:value-type="string" calcext:value-type="string">
            <text:p>bauges</text:p>
          </table:table-cell>
          <table:table-cell office:value-type="string" calcext:value-type="string">
            <text:p>sambuy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ponctuel</text:p>
          </table:table-cell>
          <table:table-cell office:value-type="string" calcext:value-type="string">
            <text:p>accidentelle soi-même</text:p>
          </table:table-cell>
          <table:table-cell office:value-type="float" office:value="370" calcext:value-type="float">
            <text:p>37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05/04/2012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gnères de luchon</text:p>
          </table:table-cell>
          <table:table-cell office:value-type="string" calcext:value-type="string">
            <text:p>luchonnais</text:p>
          </table:table-cell>
          <table:table-cell office:value-type="string" calcext:value-type="string">
            <text:p>sentier cascade enfer</text:p>
          </table:table-cell>
          <table:table-cell table:number-columns-repeated="2"/>
          <table:table-cell office:value-type="string" calcext:value-type="string">
            <text:p>NE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arrê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/>
          <table:table-cell office:value-type="string" calcext:value-type="string">
            <text:p>naturell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5/04/2016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essans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piste noire de fond Barmette / couloir issu pointe de Tierc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ste</text:p>
          </table:table-cell>
          <table:table-cell office:value-type="string" calcext:value-type="string">
            <text:p>arrê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5/05/2017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avrieux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face NO aiguille scolette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table:number-columns-repeated="4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5/12/2010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st pierre de chartreuse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col des ayes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7"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5/12/2012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secteur paquerett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6/02/2012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la morte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pas de la min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6/02/2013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freissiniere</text:p>
          </table:table-cell>
          <table:table-cell office:value-type="string" calcext:value-type="string">
            <text:p>pelvoux</text:p>
          </table:table-cell>
          <table:table-cell office:value-type="string" calcext:value-type="string">
            <text:p>lac pallue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table:number-columns-repeated="45"/>
        </table:table-row>
        <table:table-row table:style-name="ro2" table:visibility="collapse">
          <table:table-cell office:value-type="string" calcext:value-type="string">
            <text:p>06/02/201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le monetier les bains</text:p>
          </table:table-cell>
          <table:table-cell office:value-type="string" calcext:value-type="string">
            <text:p>thabor</text:p>
          </table:table-cell>
          <table:table-cell office:value-type="string" calcext:value-type="string">
            <text:p>ruisseau rif blan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table:number-columns-repeated="45"/>
        </table:table-row>
        <table:table-row table:style-name="ro2" table:visibility="collapse">
          <table:table-cell office:value-type="string" calcext:value-type="string">
            <text:p>06/02/2015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isola</text:p>
          </table:table-cell>
          <table:table-cell office:value-type="string" calcext:value-type="string">
            <text:p>mercantour</text:p>
          </table:table-cell>
          <table:table-cell office:value-type="string" calcext:value-type="string">
            <text:p>route accès isola M97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e de communication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table:number-columns-repeated="2"/>
          <table:table-cell office:value-type="string" calcext:value-type="string">
            <text:p>naturell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6/02/2016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andry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ouloir NO aiguille griv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6/03/2011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auteret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refuge d'ilhéou/pic Né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nnée</text:p>
          </table:table-cell>
          <table:table-cell/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6/03/2013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t lary soulan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GR Espiaube Plat Ade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/>
          <table:table-cell office:value-type="string" calcext:value-type="string">
            <text:p>naturell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6/03/2013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odane</text:p>
          </table:table-cell>
          <table:table-cell office:value-type="string" calcext:value-type="string">
            <text:p>maurienne</text:p>
          </table:table-cell>
          <table:table-cell office:value-type="string" calcext:value-type="string">
            <text:p>vallée perdue valfréjus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6/03/2013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couloir bois de la lay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6/03/2014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x les thermes</text:p>
          </table:table-cell>
          <table:table-cell office:value-type="string" calcext:value-type="string">
            <text:p>haute ariège</text:p>
          </table:table-cell>
          <table:table-cell office:value-type="string" calcext:value-type="string">
            <text:p>station le saque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6/03/2014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la ferrière d'allevard</text:p>
          </table:table-cell>
          <table:table-cell office:value-type="string" calcext:value-type="string">
            <text:p>belledonne</text:p>
          </table:table-cell>
          <table:table-cell office:value-type="string" calcext:value-type="string">
            <text:p>couloir NO rocher blan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6/03/2014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peisey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nord bellecote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6/04/2015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ourg saint mauric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ouloir télécabine aiguille rouge</text:p>
          </table:table-cell>
          <table:table-cell office:value-type="float" office:value="2700" calcext:value-type="float">
            <text:p>27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00" calcext:value-type="float">
            <text:p>40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06/04/2015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saint jean de bellevill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mont du fut face nord</text:p>
          </table:table-cell>
          <table:table-cell office:value-type="float" office:value="2730" calcext:value-type="float">
            <text:p>27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00" calcext:value-type="float">
            <text:p>40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06/04/201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a clusaz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couloir lana / combe creuse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6/04/2018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int paul sur ubaye</text:p>
          </table:table-cell>
          <table:table-cell office:value-type="string" calcext:value-type="string">
            <text:p>ubaye</text:p>
          </table:table-cell>
          <table:table-cell office:value-type="string" calcext:value-type="string">
            <text:p>tete de l'eyssilloun couloir nord principal</text:p>
          </table:table-cell>
          <table:table-cell office:value-type="float" office:value="2890" calcext:value-type="float">
            <text:p>289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table:number-columns-repeated="44"/>
        </table:table-row>
        <table:table-row table:style-name="ro2" table:visibility="collapse">
          <table:table-cell office:value-type="string" calcext:value-type="string">
            <text:p>06/12/2012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erraval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sulens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7/01/2014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champagny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ol des vés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7/02/2015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Freney d'Oisans</text:p>
          </table:table-cell>
          <table:table-cell office:value-type="string" calcext:value-type="string">
            <text:p>grandes rousses</text:p>
          </table:table-cell>
          <table:table-cell office:value-type="string" calcext:value-type="string">
            <text:p>grandes buffe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7/02/2015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peisey nancroix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ouloir des canadiens face nord bellecote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7/03/2016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la ferrière</text:p>
          </table:table-cell>
          <table:table-cell office:value-type="string" calcext:value-type="string">
            <text:p>belledonne</text:p>
          </table:table-cell>
          <table:table-cell office:value-type="string" calcext:value-type="string">
            <text:p>combe perdue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7/03/2017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saint andré d'embrun</text:p>
          </table:table-cell>
          <table:table-cell office:value-type="string" calcext:value-type="string">
            <text:p>embrunais parpaillon</text:p>
          </table:table-cell>
          <table:table-cell office:value-type="string" calcext:value-type="string">
            <text:p>clos chardon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7/03/2017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abriès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crête de gilly / grande combe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7/03/2017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isola</text:p>
          </table:table-cell>
          <table:table-cell office:value-type="string" calcext:value-type="string">
            <text:p>mercantour</text:p>
          </table:table-cell>
          <table:table-cell office:value-type="string" calcext:value-type="string">
            <text:p>sistron clouta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7/03/2017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isola</text:p>
          </table:table-cell>
          <table:table-cell office:value-type="string" calcext:value-type="string">
            <text:p>mercantour</text:p>
          </table:table-cell>
          <table:table-cell office:value-type="string" calcext:value-type="string">
            <text:p>sistron clouta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07/03/2017</text:p>
          </table:table-cell>
          <table:table-cell office:value-type="string" calcext:value-type="string">
            <text:p>09:4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grande balme piste Carlin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350" calcext:value-type="float">
            <text:p>35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7/03/2017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odane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couloir du seuil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75" calcext:value-type="float">
            <text:p>475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7/04/2013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llemond</text:p>
          </table:table-cell>
          <table:table-cell office:value-type="string" calcext:value-type="string">
            <text:p>belledonne</text:p>
          </table:table-cell>
          <table:table-cell office:value-type="string" calcext:value-type="string">
            <text:p>col de roche noi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 sérac/corniche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7/12/2014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isola</text:p>
          </table:table-cell>
          <table:table-cell office:value-type="string" calcext:value-type="string">
            <text:p>mercantour</text:p>
          </table:table-cell>
          <table:table-cell office:value-type="string" calcext:value-type="string">
            <text:p>cime lombard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8/01/2011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monetier les bains</text:p>
          </table:table-cell>
          <table:table-cell office:value-type="string" calcext:value-type="string">
            <text:p>pelvoux</text:p>
          </table:table-cell>
          <table:table-cell office:value-type="string" calcext:value-type="string">
            <text:p>ciboui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8/02/2013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saint martin de belleville (val thorens)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ime caron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08/02/2013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 bon tarentais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sous pas du roc merlet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8/02/2013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brévent nant pcheu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8/02/2015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e vernet</text:p>
          </table:table-cell>
          <table:table-cell office:value-type="string" calcext:value-type="string">
            <text:p>ubaye</text:p>
          </table:table-cell>
          <table:table-cell office:value-type="string" calcext:value-type="string">
            <text:p>sommet grisonniere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8/02/2015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molines en queyras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route col agnel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O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8/02/2015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villard de lans</text:p>
          </table:table-cell>
          <table:table-cell office:value-type="string" calcext:value-type="string">
            <text:p>vercors</text:p>
          </table:table-cell>
          <table:table-cell office:value-type="string" calcext:value-type="string">
            <text:p>roc cornafion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S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8/02/2015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ordon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croise baulet couloir nant d'enfer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10" calcext:value-type="float">
            <text:p>4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8/03/2014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villar arene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passe de midi</text:p>
          </table:table-cell>
          <table:table-cell table:number-columns-repeated="2"/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table:number-columns-repeated="4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8/03/2016</text:p>
          </table:table-cell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bagnères de bigorre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col d'aouet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table:number-columns-repeated="45"/>
        </table:table-row>
        <table:table-row table:style-name="ro2" table:visibility="collapse">
          <table:table-cell office:value-type="string" calcext:value-type="string">
            <text:p>08/05/2011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gedre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pic de Gabiedou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100" calcext:value-type="float">
            <text:p>10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08/05/2017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couloir nord crête laugie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/>
          <table:table-cell office:value-type="string" calcext:value-type="string">
            <text:p>naturelle</text:p>
          </table:table-cell>
          <table:table-cell office:value-type="float" office:value="450" calcext:value-type="float">
            <text:p>45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08/12/2017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saint véran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pointe des marcelette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9/01/2014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loire</text:p>
          </table:table-cell>
          <table:table-cell office:value-type="string" calcext:value-type="string">
            <text:p>maurienne</text:p>
          </table:table-cell>
          <table:table-cell office:value-type="string" calcext:value-type="string">
            <text:p>crête de lachat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90" calcext:value-type="float">
            <text:p>29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09/01/2016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 allues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mont de pécle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50" calcext:value-type="float">
            <text:p>15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09/01/2018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auterets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cascade ilhéou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9/01/2018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aragnouet</text:p>
          </table:table-cell>
          <table:table-cell office:value-type="string" calcext:value-type="string">
            <text:p>haute bigorre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09/01/2018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val d'iser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solaise super 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9/01/2018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meinier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piste verte lauze balise 30 31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9/02/2014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 jean de bellevill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point 2482 combe pierreux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50" calcext:value-type="float">
            <text:p>3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09/02/201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ervières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col de chaudemaison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9/02/201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e grand bornand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piste noire lachat piste rouge lanche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9/03/2013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molines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combe crose</text:p>
          </table:table-cell>
          <table:table-cell office:value-type="float" office:value="2600" calcext:value-type="float">
            <text:p>260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9/03/2016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le petit bornand des glières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pointe de sosa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9/04/2012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pralognan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combe de rosoire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09/04/2012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meinier</text:p>
          </table:table-cell>
          <table:table-cell office:value-type="string" calcext:value-type="string">
            <text:p>maurienne</text:p>
          </table:table-cell>
          <table:table-cell office:value-type="string" calcext:value-type="string">
            <text:p>roche noire</text:p>
          </table:table-cell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09/05/2017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onneval sur arc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col du greffier couloir</text:p>
          </table:table-cell>
          <table:table-cell office:value-type="float" office:value="2990" calcext:value-type="float">
            <text:p>299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50" calcext:value-type="float">
            <text:p>35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9/12/2010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 isèr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charvet couloir des pisteurs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9/12/2012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bezaudun sur bine</text:p>
          </table:table-cell>
          <table:table-cell office:value-type="string" calcext:value-type="string">
            <text:p>vercors diois</text:p>
          </table:table-cell>
          <table:table-cell office:value-type="string" calcext:value-type="string">
            <text:p>pas de sierra le veyou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table:number-columns-repeated="45"/>
        </table:table-row>
        <table:table-row table:style-name="ro2" table:visibility="collapse">
          <table:table-cell office:value-type="string" calcext:value-type="string">
            <text:p>09/12/2017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lpe d'huez</text:p>
          </table:table-cell>
          <table:table-cell office:value-type="string" calcext:value-type="string">
            <text:p>grandes rousses</text:p>
          </table:table-cell>
          <table:table-cell office:value-type="string" calcext:value-type="string">
            <text:p>sommet marmottes 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ag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09/12/2017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piste pavane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tre</text:p>
          </table:table-cell>
          <table:table-cell table:number-columns-repeated="2"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09/12/2017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Faverges-Seythenex</text:p>
          </table:table-cell>
          <table:table-cell office:value-type="string" calcext:value-type="string">
            <text:p>bauges</text:p>
          </table:table-cell>
          <table:table-cell office:value-type="string" calcext:value-type="string">
            <text:p>petite sambuy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table:number-columns-repeated="4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0/01/2011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couloir des tuff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0/01/2014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onneval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ouille mouta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0/03/2012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ristolas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pic de ségur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0/12/201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orell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hors-piste sous cime caron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travers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0/12/2011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y st vincent</text:p>
          </table:table-cell>
          <table:table-cell office:value-type="string" calcext:value-type="string">
            <text:p>pelvoux</text:p>
          </table:table-cell>
          <table:table-cell office:value-type="string" calcext:value-type="string">
            <text:p>vallon de narreyroux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&lt;30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1/01/2011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 isèr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pointe du grand vallon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"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1/01/2016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route col des montet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e de communication</text:p>
          </table:table-cell>
          <table:table-cell/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naturell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1/02/2017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val des prés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couloir ombilic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1/02/2017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val des prés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couloir bois vacher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20" calcext:value-type="float">
            <text:p>32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11/11/2013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es contamines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aiguille croche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12/01/2011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les deux alpes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chalance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/01/2013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pinsot</text:p>
          </table:table-cell>
          <table:table-cell office:value-type="string" calcext:value-type="string">
            <text:p>belledonne</text:p>
          </table:table-cell>
          <table:table-cell office:value-type="string" calcext:value-type="string">
            <text:p>pic des grandes lanches</text:p>
          </table:table-cell>
          <table:table-cell/>
          <table:table-cell office:value-type="string" calcext:value-type="string">
            <text:p>35-39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/02/2014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a léchère</text:p>
          </table:table-cell>
          <table:table-cell office:value-type="string" calcext:value-type="string">
            <text:p>beaufortin</text:p>
          </table:table-cell>
          <table:table-cell office:value-type="string" calcext:value-type="string">
            <text:p>pointe du dzonfié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2/02/2014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e grand bornand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mont lachat de chatillo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2/02/2016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couloir ortha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12/02/2017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st christophe sur guiers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pas du loup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ponctuel</text:p>
          </table:table-cell>
          <table:table-cell office:value-type="string" calcext:value-type="string">
            <text:p>accidentelle soi-même</text:p>
          </table:table-cell>
          <table:table-cell office:value-type="float" office:value="50" calcext:value-type="float">
            <text:p>5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12/02/2017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stosswhir</text:p>
          </table:table-cell>
          <table:table-cell office:value-type="string" calcext:value-type="string">
            <text:p>hohneck</text:p>
          </table:table-cell>
          <table:table-cell office:value-type="string" calcext:value-type="string">
            <text:p>couloir en Y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2/02/2017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 chatel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la barnière</text:p>
          </table:table-cell>
          <table:table-cell office:value-type="float" office:value="1490" calcext:value-type="float">
            <text:p>149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2/02/2017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a clusaz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combe du rocher jaune face N pointe merdassier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12/02/2017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praz sur arly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secteur Véry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2/03/2017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uillestre</text:p>
          </table:table-cell>
          <table:table-cell office:value-type="string" calcext:value-type="string">
            <text:p>embrunais parpaillon</text:p>
          </table:table-cell>
          <table:table-cell office:value-type="string" calcext:value-type="string">
            <text:p>crête de razi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2/03/2017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ervières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face N arpelin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12/03/2018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a salle les alpes</text:p>
          </table:table-cell>
          <table:table-cell office:value-type="string" calcext:value-type="string">
            <text:p>pelvoux</text:p>
          </table:table-cell>
          <table:table-cell office:value-type="string" calcext:value-type="string">
            <text:p>rochers de l'enfer / serre chevalier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2/07/2012</text:p>
          </table:table-cell>
          <table:table-cell office:value-type="string" calcext:value-type="string">
            <text:p>05:2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mont maudi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 sérac/corniche</text:p>
          </table:table-cell>
          <table:table-cell office:value-type="float" office:value="200" calcext:value-type="float">
            <text:p>20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12/11/2010</text:p>
          </table:table-cell>
          <table:table-cell office:value-type="string" calcext:value-type="string">
            <text:p>08:2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 isèr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RD col Iseran Le Quartz</text:p>
          </table:table-cell>
          <table:table-cell office:value-type="float" office:value="2480" calcext:value-type="float">
            <text:p>2480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e de communication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12/12/2012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pente barthelemy aiguille percee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2/12/2014</text:p>
          </table:table-cell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sers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pic de barb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3/01/2016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mont de lans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piste noire de Bellecombe / montagne de Rachas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3/01/2016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pentes du lac de Tignes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3/01/2016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morzine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secteur arare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3/01/2017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-tarentaise</text:p>
          </table:table-cell>
          <table:table-cell office:value-type="string" calcext:value-type="string">
            <text:p>secteur palet, entre pentes Lognan et télésiège Tichot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3/02/2013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arvieux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barre noire villargaudin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3/02/2013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cote d'aim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ombe benite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3/02/2016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stockersohn</text:p>
          </table:table-cell>
          <table:table-cell office:value-type="string" calcext:value-type="string">
            <text:p>ballon des vosges</text:p>
          </table:table-cell>
          <table:table-cell office:value-type="string" calcext:value-type="string">
            <text:p>secteur col des perche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table:number-columns-repeated="4"/>
          <table:table-cell office:value-type="string" calcext:value-type="string">
            <text:p>naturell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13/02/2016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a perrièr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les lanches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80" calcext:value-type="float">
            <text:p>380</text:p>
          </table:table-cell>
          <table:table-cell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13/02/2017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-tarentaise</text:p>
          </table:table-cell>
          <table:table-cell office:value-type="string" calcext:value-type="string">
            <text:p>pentes du lavachet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3/02/2018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saint christophe en oisans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face est brèche du rateau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3/02/2018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gavarnie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piste gypaete / pic de la Pahule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3/02/2018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balme combe d'arve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3/03/201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pinsot</text:p>
          </table:table-cell>
          <table:table-cell office:value-type="string" calcext:value-type="string">
            <text:p>belledonne</text:p>
          </table:table-cell>
          <table:table-cell office:value-type="string" calcext:value-type="string">
            <text:p>couloir pertuis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/>
          <table:table-cell office:value-type="string" calcext:value-type="string">
            <text:p>naturell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13/03/2018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lpe d'huez</text:p>
          </table:table-cell>
          <table:table-cell office:value-type="string" calcext:value-type="string">
            <text:p>grandes rousses</text:p>
          </table:table-cell>
          <table:table-cell office:value-type="string" calcext:value-type="string">
            <text:p>combe 3000 pic blanc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age</text:p>
          </table:table-cell>
          <table:table-cell office:value-type="string" calcext:value-type="string">
            <text:p>arrêt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3/04/2013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rcieres</text:p>
          </table:table-cell>
          <table:table-cell office:value-type="string" calcext:value-type="string">
            <text:p>champsaur</text:p>
          </table:table-cell>
          <table:table-cell office:value-type="string" calcext:value-type="string">
            <text:p>mourre froi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3/04/2013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rcieres</text:p>
          </table:table-cell>
          <table:table-cell office:value-type="string" calcext:value-type="string">
            <text:p>champsaur</text:p>
          </table:table-cell>
          <table:table-cell office:value-type="string" calcext:value-type="string">
            <text:p>mourre froid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3/04/2014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a clusaz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combe à marion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13/04/2018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 d'iser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grand vallon</text:p>
          </table:table-cell>
          <table:table-cell office:value-type="float" office:value="2550" calcext:value-type="float">
            <text:p>25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13/08/2013</text:p>
          </table:table-cell>
          <table:table-cell office:value-type="string" calcext:value-type="string">
            <text:p>03:5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face nord tacul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 sérac/corniche</text:p>
          </table:table-cell>
          <table:table-cell office:value-type="float" office:value="250" calcext:value-type="float">
            <text:p>25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13/10/2013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pointe de la grande motte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3/11/2016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face nord pointe du chardonnet</text:p>
          </table:table-cell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13/12/2012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saint christophe sur guiers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col de léchaud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13/12/2017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pointe de fresse / campanule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4/01/2017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aruns</text:p>
          </table:table-cell>
          <table:table-cell office:value-type="string" calcext:value-type="string">
            <text:p>aspe ossau</text:p>
          </table:table-cell>
          <table:table-cell office:value-type="string" calcext:value-type="string">
            <text:p>crete de gabarderes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14/01/2017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onneval sur arc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plan de l'aigle NO Ouille Motta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14/01/2017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 bon tarentais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saulire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4/02/201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e monetier les bains</text:p>
          </table:table-cell>
          <table:table-cell office:value-type="string" calcext:value-type="string">
            <text:p>pelvoux</text:p>
          </table:table-cell>
          <table:table-cell office:value-type="string" calcext:value-type="string">
            <text:p>source des fraches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4/02/2016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embrunnais-parpaillon</text:p>
          </table:table-cell>
          <table:table-cell office:value-type="string" calcext:value-type="string">
            <text:p>chagnon de peini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4/02/2018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lavaldens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vallon guillaume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4/02/2018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auterets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piste asphodele / pic de Monné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SE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14/04/2013</text:p>
          </table:table-cell>
          <table:table-cell office:value-type="string" calcext:value-type="string">
            <text:p>09: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saint christophe en oisans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col de la lauze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14/04/2013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aussois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haise aux papes / dent parraché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E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14/04/2013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vallorcine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tete de la chevrett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4/12/201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grande combe / grande sassière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4/12/2012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la grave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rd 1091 les traverses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e de communication</text:p>
          </table:table-cell>
          <table:table-cell table:number-columns-repeated="5"/>
          <table:table-cell office:value-type="string" calcext:value-type="string">
            <text:p>naturell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5/01/2015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couloir lac chardonnet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5/02/2016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onneval sur arc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pointe d'andagn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5/03/2013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monetier les bains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route du galibier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15/03/2013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ax les thermes</text:p>
          </table:table-cell>
          <table:table-cell office:value-type="string" calcext:value-type="string">
            <text:p>haute ariège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15/03/2013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ax les thermes</text:p>
          </table:table-cell>
          <table:table-cell office:value-type="string" calcext:value-type="string">
            <text:p>haute ariège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15/03/2013</text:p>
          </table:table-cell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bagnères de bigorre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sud pic du midi de bigorre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15/03/2016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 martin bellevill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face SE cochet</text:p>
          </table:table-cell>
          <table:table-cell office:value-type="float" office:value="1700" calcext:value-type="float">
            <text:p>170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15/04/2013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st etienne tinee</text:p>
          </table:table-cell>
          <table:table-cell office:value-type="string" calcext:value-type="string">
            <text:p>mercantour</text:p>
          </table:table-cell>
          <table:table-cell office:value-type="string" calcext:value-type="string">
            <text:p>secteur dome station auron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5/04/2014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 iser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ruisseau du pisset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5/09/201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pelvoux</text:p>
          </table:table-cell>
          <table:table-cell office:value-type="string" calcext:value-type="string">
            <text:p>dome de neige des Ecrins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traversé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20" calcext:value-type="float">
            <text:p>22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5/12/2017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granier</text:p>
          </table:table-cell>
          <table:table-cell office:value-type="string" calcext:value-type="string">
            <text:p>beaufortain</text:p>
          </table:table-cell>
          <table:table-cell office:value-type="string" calcext:value-type="string">
            <text:p>la poula face est pointe combe benite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15" calcext:value-type="float">
            <text:p>315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16/01/2016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es orres</text:p>
          </table:table-cell>
          <table:table-cell office:value-type="string" calcext:value-type="string">
            <text:p>embrunnais-parpaillon</text:p>
          </table:table-cell>
          <table:table-cell office:value-type="string" calcext:value-type="string">
            <text:p>tête de la mazelière / rocher marcelina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6/02/2012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int paul s/ ubaye</text:p>
          </table:table-cell>
          <table:table-cell office:value-type="string" calcext:value-type="string">
            <text:p>ubaye</text:p>
          </table:table-cell>
          <table:table-cell office:value-type="string" calcext:value-type="string">
            <text:p>col girardin crête observatoire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6/02/2012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contamines montjoie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envers mont joly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6/02/201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cervières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col perdu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6/02/2015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saint dalmas de selvage</text:p>
          </table:table-cell>
          <table:table-cell office:value-type="string" calcext:value-type="string">
            <text:p>mercantour</text:p>
          </table:table-cell>
          <table:table-cell office:value-type="string" calcext:value-type="string">
            <text:p>route col bonnette lieudit Le Pr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16/02/2017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anslevillard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secteur pas de l'arcell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6/03/2011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eillac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col du tronchet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16/03/2018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anslebourg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amont de la piste solert</text:p>
          </table:table-cell>
          <table:table-cell office:value-type="float" office:value="2550" calcext:value-type="float">
            <text:p>25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6/04/2017</text:p>
          </table:table-cell>
          <table:table-cell office:value-type="string" calcext:value-type="string">
            <text:p>09:5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rots</text:p>
          </table:table-cell>
          <table:table-cell office:value-type="string" calcext:value-type="string">
            <text:p>embrunais parpaillon</text:p>
          </table:table-cell>
          <table:table-cell office:value-type="string" calcext:value-type="string">
            <text:p>gros ferrant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16/05/2011</text:p>
          </table:table-cell>
          <table:table-cell office:value-type="string" calcext:value-type="string">
            <text:p>09:3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orell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ol de gebroulaz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16/12/2012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risoul</text:p>
          </table:table-cell>
          <table:table-cell office:value-type="string" calcext:value-type="string">
            <text:p>embrunais parpaillon</text:p>
          </table:table-cell>
          <table:table-cell office:value-type="string" calcext:value-type="string">
            <text:p>crete de razis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190" calcext:value-type="float">
            <text:p>19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6/12/2017</text:p>
          </table:table-cell>
          <table:table-cell/>
          <table:table-cell office:value-type="string" calcext:value-type="string">
            <text:p>15</text:p>
          </table:table-cell>
          <table:table-cell office:value-type="string" calcext:value-type="string">
            <text:p>laveissière</text:p>
          </table:table-cell>
          <table:table-cell office:value-type="string" calcext:value-type="string">
            <text:p>lioran</text:p>
          </table:table-cell>
          <table:table-cell office:value-type="string" calcext:value-type="string">
            <text:p>fond alagnon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" calcext:value-type="float">
            <text:p>5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17/01/2014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uvernet fours</text:p>
          </table:table-cell>
          <table:table-cell office:value-type="string" calcext:value-type="string">
            <text:p>ubaye</text:p>
          </table:table-cell>
          <table:table-cell office:value-type="string" calcext:value-type="string">
            <text:p>pra loup teleski du la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17/01/2016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 martin de bellevill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piste david douille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17/01/2018</text:p>
          </table:table-cell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chamrousse</text:p>
          </table:table-cell>
          <table:table-cell office:value-type="string" calcext:value-type="string">
            <text:p>belledonne</text:p>
          </table:table-cell>
          <table:table-cell office:value-type="string" calcext:value-type="string">
            <text:p>brèche robert s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7/02/2012</text:p>
          </table:table-cell>
          <table:table-cell office:value-type="string" calcext:value-type="string">
            <text:p>08:2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saint pierre de chartreuse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combe bovinant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O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7/02/2012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vaujany</text:p>
          </table:table-cell>
          <table:table-cell office:value-type="string" calcext:value-type="string">
            <text:p>grandes rousses</text:p>
          </table:table-cell>
          <table:table-cell office:value-type="string" calcext:value-type="string">
            <text:p>rissiou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7/02/2014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st véran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chateau renar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/02/2015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eaux bonnes</text:p>
          </table:table-cell>
          <table:table-cell office:value-type="string" calcext:value-type="string">
            <text:p>ossau</text:p>
          </table:table-cell>
          <table:table-cell office:value-type="string" calcext:value-type="string">
            <text:p>route D918 / ravin des arrious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ponctuel</text:p>
          </table:table-cell>
          <table:table-cell office:value-type="string" calcext:value-type="string">
            <text:p>naturelle</text:p>
          </table:table-cell>
          <table:table-cell office:value-type="float" office:value="365" calcext:value-type="float">
            <text:p>365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17/02/2017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montgenèvre</text:p>
          </table:table-cell>
          <table:table-cell office:value-type="string" calcext:value-type="string">
            <text:p>thabor</text:p>
          </table:table-cell>
          <table:table-cell office:value-type="string" calcext:value-type="string">
            <text:p>couloir nord est mont chaberton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50" calcext:value-type="float">
            <text:p>5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17/02/2018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villard d'arene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couloir express col roc noir combeyno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7/03/2011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plan de l'aiguille torrent de blaitiere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7/04/2012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 martin de bellevill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mont du borgne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7/04/2012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 martin de bellevill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mont du borgne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7/04/2013</text:p>
          </table:table-cell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le freney d'oisans</text:p>
          </table:table-cell>
          <table:table-cell office:value-type="string" calcext:value-type="string">
            <text:p>grandes rousses</text:p>
          </table:table-cell>
          <table:table-cell office:value-type="string" calcext:value-type="string">
            <text:p>proche refuge sarenne</text:p>
          </table:table-cell>
          <table:table-cell/>
          <table:table-cell office:value-type="string" calcext:value-type="string">
            <text:p>35-39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e de communication</text:p>
          </table:table-cell>
          <table:table-cell office:value-type="string" calcext:value-type="string">
            <text:p>traversé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100" calcext:value-type="float">
            <text:p>10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17/04/2016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bagnères de bigorre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couloir des poubelles pic du midi (couloir nord est)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table:number-columns-repeated="43"/>
        </table:table-row>
        <table:table-row table:style-name="ro2" table:visibility="collapse">
          <table:table-cell office:value-type="string" calcext:value-type="string">
            <text:p>17/12/2010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mittlach</text:p>
          </table:table-cell>
          <table:table-cell office:value-type="string" calcext:value-type="string">
            <text:p>hohneck</text:p>
          </table:table-cell>
          <table:table-cell office:value-type="string" calcext:value-type="string">
            <text:p>couloir du rainkopf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8/01/201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y saint vincent</text:p>
          </table:table-cell>
          <table:table-cell office:value-type="string" calcext:value-type="string">
            <text:p>pelvoux</text:p>
          </table:table-cell>
          <table:table-cell office:value-type="string" calcext:value-type="string">
            <text:p>col du bal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string" calcext:value-type="string">
            <text:p>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18/01/2015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uzat</text:p>
          </table:table-cell>
          <table:table-cell office:value-type="string" calcext:value-type="string">
            <text:p>haute ariege</text:p>
          </table:table-cell>
          <table:table-cell office:value-type="string" calcext:value-type="string">
            <text:p>secteur etang du pinet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" calcext:value-type="float">
            <text:p>5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18/01/2016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couloir des gendarme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8/01/2016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odane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col du petit argentie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E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8/02/2011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ustou</text:p>
          </table:table-cell>
          <table:table-cell office:value-type="string" calcext:value-type="string">
            <text:p>couserans</text:p>
          </table:table-cell>
          <table:table-cell office:value-type="string" calcext:value-type="string">
            <text:p>etang de la lacard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80" calcext:value-type="float">
            <text:p>80</text:p>
          </table:table-cell>
          <table:table-cell office:value-type="float" office:value="350" calcext:value-type="float">
            <text:p>35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8/02/2012</text:p>
          </table:table-cell>
          <table:table-cell/>
          <table:table-cell office:value-type="string" calcext:value-type="string">
            <text:p>31</text:p>
          </table:table-cell>
          <table:table-cell office:value-type="string" calcext:value-type="string">
            <text:p>bagnères de luchon</text:p>
          </table:table-cell>
          <table:table-cell office:value-type="string" calcext:value-type="string">
            <text:p>luchonnais</text:p>
          </table:table-cell>
          <table:table-cell office:value-type="string" calcext:value-type="string">
            <text:p>pic d'auba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8/02/2012</text:p>
          </table:table-cell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bagnère de bigorre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pain de sucre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18/02/2012</text:p>
          </table:table-cell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vieille aure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corneblanque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8/02/2012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jarsy</text:p>
          </table:table-cell>
          <table:table-cell office:value-type="string" calcext:value-type="string">
            <text:p>bauges</text:p>
          </table:table-cell>
          <table:table-cell office:value-type="string" calcext:value-type="string">
            <text:p>face SO mont de la Coch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8/02/2018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rcières</text:p>
          </table:table-cell>
          <table:table-cell office:value-type="string" calcext:value-type="string">
            <text:p>champsaur</text:p>
          </table:table-cell>
          <table:table-cell office:value-type="string" calcext:value-type="string">
            <text:p>pic de barle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18/02/2018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saint christophe en oisans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refuge de la selle</text:p>
          </table:table-cell>
          <table:table-cell office:value-type="float" office:value="2850" calcext:value-type="float">
            <text:p>28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8/02/2018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épierre</text:p>
          </table:table-cell>
          <table:table-cell office:value-type="string" calcext:value-type="string">
            <text:p>maurienne</text:p>
          </table:table-cell>
          <table:table-cell office:value-type="string" calcext:value-type="string">
            <text:p>faux gros villan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8/02/2018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 d'iser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piste rouge combe du géant / pisaillas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8/03/201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eillac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ravin clausis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8/03/2011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 isèr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envers de cugnaï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80" calcext:value-type="float">
            <text:p>58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8/03/201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éribel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mont du vallon lac du borgne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18/03/2013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ontvalezan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hp des ecudets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8/03/2018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sarcenas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chamechaude couloir folatière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80" calcext:value-type="float">
            <text:p>28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18/04/201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face nord aiguille grands montets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quipement 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8/05/2014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essans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pointe charbonnel</text:p>
          </table:table-cell>
          <table:table-cell table:number-columns-repeated="2"/>
          <table:table-cell office:value-type="string" calcext:value-type="string">
            <text:p>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/>
          <table:table-cell office:value-type="string" calcext:value-type="string">
            <text:p>naturell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8/12/2014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grattalu / aiguillette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S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9/01/2013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bondance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mont de grang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9/01/2017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 bon tarentais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ol du biol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9/02/2011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rcières</text:p>
          </table:table-cell>
          <table:table-cell office:value-type="string" calcext:value-type="string">
            <text:p>champsaur</text:p>
          </table:table-cell>
          <table:table-cell office:value-type="string" calcext:value-type="string">
            <text:p>col de la montagne haute / mourre froid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9/02/2012</text:p>
          </table:table-cell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bagnère de bigorre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la blanch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9/03/2011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eillac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vallon beaubarnon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7"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9/03/2011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molines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rif ousselat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9/03/2013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montclar</text:p>
          </table:table-cell>
          <table:table-cell office:value-type="string" calcext:value-type="string">
            <text:p>ubaye</text:p>
          </table:table-cell>
          <table:table-cell office:value-type="string" calcext:value-type="string">
            <text:p>face ouest dormillouse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50" calcext:value-type="float">
            <text:p>450</text:p>
          </table:table-cell>
          <table:table-cell office:value-type="float" office:value="150" calcext:value-type="float">
            <text:p>15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19/03/2013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La Ferrière</text:p>
          </table:table-cell>
          <table:table-cell office:value-type="string" calcext:value-type="string">
            <text:p>belledonne</text:p>
          </table:table-cell>
          <table:table-cell office:value-type="string" calcext:value-type="string">
            <text:p>secteur le pleynet F9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19/03/2013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 martin de belleville (val thorens)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lac du lou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19/03/2013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 avanchers</text:p>
          </table:table-cell>
          <table:table-cell office:value-type="string" calcext:value-type="string">
            <text:p>maurienne</text:p>
          </table:table-cell>
          <table:table-cell office:value-type="string" calcext:value-type="string">
            <text:p>hors piste des lauzières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9/03/2013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les allues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télésiège cote brun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19/03/2013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bernex</text:p>
          </table:table-cell>
          <table:table-cell office:value-type="string" calcext:value-type="string">
            <text:p>chablais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table:number-columns-repeated="44"/>
        </table:table-row>
        <table:table-row table:style-name="ro2" table:visibility="collapse">
          <table:table-cell office:value-type="string" calcext:value-type="string">
            <text:p>19/03/2014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ourg st mauric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face ouest aiguille rouge grande cascade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19/04/2013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embrunais parpaillon</text:p>
          </table:table-cell>
          <table:table-cell office:value-type="string" calcext:value-type="string">
            <text:p>piste bleue vallon crête peyrol</text:p>
          </table:table-cell>
          <table:table-cell office:value-type="float" office:value="2300" calcext:value-type="float">
            <text:p>23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19/04/2016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rocher de la grande balme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80" calcext:value-type="float">
            <text:p>2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0/01/2013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névache</text:p>
          </table:table-cell>
          <table:table-cell office:value-type="string" calcext:value-type="string">
            <text:p>thabor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table:number-columns-repeated="4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0/01/2013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uris en oisans</text:p>
          </table:table-cell>
          <table:table-cell office:value-type="string" calcext:value-type="string">
            <text:p>grandes rousses</text:p>
          </table:table-cell>
          <table:table-cell office:value-type="string" calcext:value-type="string">
            <text:p>signal de l'homme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0/01/2013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valloire</text:p>
          </table:table-cell>
          <table:table-cell office:value-type="string" calcext:value-type="string">
            <text:p>maurienne</text:p>
          </table:table-cell>
          <table:table-cell office:value-type="string" calcext:value-type="string">
            <text:p>telesiege montissot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20/01/2016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 allues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rête roc des trois/mont de la chambre versant est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0/01/2017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e foy tarentaise</text:p>
          </table:table-cell>
          <table:table-cell office:value-type="string" calcext:value-type="string">
            <text:p>haute-tarentaise</text:p>
          </table:table-cell>
          <table:table-cell office:value-type="string" calcext:value-type="string">
            <text:p>col de l'argentiere archeboc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0/02/2013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loire</text:p>
          </table:table-cell>
          <table:table-cell office:value-type="string" calcext:value-type="string">
            <text:p>maurienne</text:p>
          </table:table-cell>
          <table:table-cell office:value-type="string" calcext:value-type="string">
            <text:p>camp des rochilles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O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ainement militaire descente couloir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0/03/2011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champagny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Glièr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/>
          <table:table-cell office:value-type="string" calcext:value-type="string">
            <text:p>3</text:p>
          </table:table-cell>
          <table:table-cell table:number-columns-repeated="43"/>
        </table:table-row>
        <table:table-row table:style-name="ro2" table:visibility="collapse">
          <table:table-cell office:value-type="string" calcext:value-type="string">
            <text:p>20/03/2011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oreilles de mickey</text:p>
          </table:table-cell>
          <table:table-cell office:value-type="float" office:value="2600" calcext:value-type="float">
            <text:p>2600</text:p>
          </table:table-cell>
          <table:table-cell/>
          <table:table-cell office:value-type="string" calcext:value-type="string">
            <text:p>S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0/03/2011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magland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face nord pointe d'Areu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0/03/2012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saint crepin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pic beal traversier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0/03/201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capcir puymorens</text:p>
          </table:table-cell>
          <table:table-cell office:value-type="string" calcext:value-type="string">
            <text:p>roc des isards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nnée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table:number-columns-repeated="2"/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0/04/2012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vaujany</text:p>
          </table:table-cell>
          <table:table-cell office:value-type="string" calcext:value-type="string">
            <text:p>grandes rousses</text:p>
          </table:table-cell>
          <table:table-cell office:value-type="string" calcext:value-type="string">
            <text:p>couloir perrin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0/05/2017</text:p>
          </table:table-cell>
          <table:table-cell office:value-type="string" calcext:value-type="string">
            <text:p>18:1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e foy tarentais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face nord pointe des plates des chamois sous point coté 3441 m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640" calcext:value-type="float">
            <text:p>64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20/06/2016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tacul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0/11/2016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champagny en vanois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ol des vé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0/12/2016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saint christophe en oisans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refuge pilatte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60" calcext:value-type="float">
            <text:p>160</text:p>
          </table:table-cell>
          <table:table-cell office:value-type="float" office:value="450" calcext:value-type="float">
            <text:p>45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21/01/2012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praz sur arly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crêt du midi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g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1/01/2015</text:p>
          </table:table-cell>
          <table:table-cell office:value-type="string" calcext:value-type="string">
            <text:p>09:5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y saint vincent</text:p>
          </table:table-cell>
          <table:table-cell office:value-type="string" calcext:value-type="string">
            <text:p>pelvoux</text:p>
          </table:table-cell>
          <table:table-cell office:value-type="string" calcext:value-type="string">
            <text:p>couloir des faveyrettes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1/01/2015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couloir requiin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21/01/2016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champagny en vanois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ombe des arriérés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21/01/2016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a cote d'aime</text:p>
          </table:table-cell>
          <table:table-cell office:value-type="string" calcext:value-type="string">
            <text:p>beaufortain</text:p>
          </table:table-cell>
          <table:table-cell office:value-type="string" calcext:value-type="string">
            <text:p>mont rosset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table:number-columns-repeated="2"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1/02/201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les deux alpes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chalanc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-piste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1/02/2012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ellevaux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pointe de chalun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1/03/2011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anslebourg</text:p>
          </table:table-cell>
          <table:table-cell office:value-type="string" calcext:value-type="string">
            <text:p>haute maurienne</text:p>
          </table:table-cell>
          <table:table-cell/>
          <table:table-cell office:value-type="float" office:value="2530" calcext:value-type="float">
            <text:p>2530</text:p>
          </table:table-cell>
          <table:table-cell/>
          <table:table-cell office:value-type="string" calcext:value-type="string">
            <text:p>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1/03/2011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te foy tarentais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pointe de l'argentière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1/03/2018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bagnères de bigorre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pic du midi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1/12/2010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combe d'encrenaz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1/12/2010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samoens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station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1/12/2012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 iser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pointe du grand vallon creux de l'ouille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2/02/2011</text:p>
          </table:table-cell>
          <table:table-cell/>
          <table:table-cell office:value-type="string" calcext:value-type="string">
            <text:p>31</text:p>
          </table:table-cell>
          <table:table-cell office:value-type="string" calcext:value-type="string">
            <text:p>Oô</text:p>
          </table:table-cell>
          <table:table-cell/>
          <table:table-cell office:value-type="string" calcext:value-type="string">
            <text:p>vallon d'esquierry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E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7"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ponctuel</text:p>
          </table:table-cell>
          <table:table-cell office:value-type="string" calcext:value-type="string">
            <text:p>naturelle</text:p>
          </table:table-cell>
          <table:table-cell office:value-type="float" office:value="180" calcext:value-type="float">
            <text:p>18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22/02/2015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saint honoré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combe de la mouch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2/03/2013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eillac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col tronche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/>
          <table:table-cell office:value-type="string" calcext:value-type="string">
            <text:p>3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22/03/2013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amoens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couloir pas de la latt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2/03/2013</text:p>
          </table:table-cell>
          <table:table-cell office:value-type="string" calcext:value-type="string">
            <text:p>09: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carlaveyron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2/03/2016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bareges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entrée vallon dets coubou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2/03/2018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pcella</text:p>
          </table:table-cell>
          <table:table-cell office:value-type="string" calcext:value-type="string">
            <text:p>pelvoux</text:p>
          </table:table-cell>
          <table:table-cell office:value-type="string" calcext:value-type="string">
            <text:p>vallon de la selle / tête de vautisse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2/12/201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ontamines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chalet balm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2/12/201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Hauteluce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col de la fenêtre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&lt;30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2/12/2013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pralognan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entre chalet ritort et rosoire, lit du ruisseau du ritort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2/12/2014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odan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lac de chavière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3/01/2015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villard de lans</text:p>
          </table:table-cell>
          <table:table-cell office:value-type="string" calcext:value-type="string">
            <text:p>vercors</text:p>
          </table:table-cell>
          <table:table-cell office:value-type="string" calcext:value-type="string">
            <text:p>crête des crocs</text:p>
          </table:table-cell>
          <table:table-cell/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23/01/2015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loire</text:p>
          </table:table-cell>
          <table:table-cell office:value-type="string" calcext:value-type="string">
            <text:p>thabor</text:p>
          </table:table-cell>
          <table:table-cell office:value-type="string" calcext:value-type="string">
            <text:p>pointe des cerces face nord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30" calcext:value-type="float">
            <text:p>53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3/02/2016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eillac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vallon ste anne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3/02/2018</text:p>
          </table:table-cell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vieille aure</text:p>
          </table:table-cell>
          <table:table-cell office:value-type="string" calcext:value-type="string">
            <text:p>aure louron</text:p>
          </table:table-cell>
          <table:table-cell office:value-type="string" calcext:value-type="string">
            <text:p>versant sud pic d'aygues cluses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S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naturelle sérac/corniche</text:p>
          </table:table-cell>
          <table:table-cell office:value-type="float" office:value="140" calcext:value-type="float">
            <text:p>14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23/03/2012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sainte agnes</text:p>
          </table:table-cell>
          <table:table-cell office:value-type="string" calcext:value-type="string">
            <text:p>belledonne</text:p>
          </table:table-cell>
          <table:table-cell office:value-type="string" calcext:value-type="string">
            <text:p>ferrouille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3/03/2018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mont de lans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combe de chalance / piège à surfers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23/12/2013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cervières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col peygus</text:p>
          </table:table-cell>
          <table:table-cell office:value-type="float" office:value="2600" calcext:value-type="float">
            <text:p>260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table:number-columns-repeated="4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4/01/2015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eillac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combe du bachas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4/02/2018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pinsot</text:p>
          </table:table-cell>
          <table:table-cell office:value-type="string" calcext:value-type="string">
            <text:p>belledonne</text:p>
          </table:table-cell>
          <table:table-cell office:value-type="string" calcext:value-type="string">
            <text:p>refuge de l'oule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60" calcext:value-type="float">
            <text:p>16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24/02/2018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beaufortain</text:p>
          </table:table-cell>
          <table:table-cell office:value-type="string" calcext:value-type="string">
            <text:p>lac d'amour / pierra menta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4/03/2012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saint veran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pas de la cula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4/03/2018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chevaline</text:p>
          </table:table-cell>
          <table:table-cell office:value-type="string" calcext:value-type="string">
            <text:p>bauges</text:p>
          </table:table-cell>
          <table:table-cell office:value-type="string" calcext:value-type="string">
            <text:p>couloir nord Trélo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/>
          <table:table-cell office:value-type="string" calcext:value-type="string">
            <text:p>3</text:p>
          </table:table-cell>
          <table:table-cell table:number-columns-repeated="43"/>
        </table:table-row>
        <table:table-row table:style-name="ro2" table:visibility="collapse">
          <table:table-cell office:value-type="string" calcext:value-type="string">
            <text:p>24/04/2016</text:p>
          </table:table-cell>
          <table:table-cell/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pelvoux</text:p>
          </table:table-cell>
          <table:table-cell office:value-type="string" calcext:value-type="string">
            <text:p>coup de sabre</text:p>
          </table:table-cell>
          <table:table-cell/>
          <table:table-cell office:value-type="string" calcext:value-type="string">
            <text:p>&gt;4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inisme</text:p>
          </table:table-cell>
          <table:table-cell table:number-columns-repeated="45"/>
        </table:table-row>
        <table:table-row table:style-name="ro2" table:visibility="collapse">
          <table:table-cell office:value-type="string" calcext:value-type="string">
            <text:p>24/04/201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belledonne</text:p>
          </table:table-cell>
          <table:table-cell office:value-type="string" calcext:value-type="string">
            <text:p>cime de la jasse est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4/12/201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Vallorcine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balme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ag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4/12/2014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les contamines montjoie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glacier armancett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5/01/201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névache</text:p>
          </table:table-cell>
          <table:table-cell office:value-type="string" calcext:value-type="string">
            <text:p>thabor</text:p>
          </table:table-cell>
          <table:table-cell office:value-type="string" calcext:value-type="string">
            <text:p>pointe riou blan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table:number-columns-repeated="4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5/01/2014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presle</text:p>
          </table:table-cell>
          <table:table-cell office:value-type="string" calcext:value-type="string">
            <text:p>belledonne</text:p>
          </table:table-cell>
          <table:table-cell office:value-type="string" calcext:value-type="string">
            <text:p>couloir SO "intime" Gargoton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5/01/2016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champagny en vanois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vallon de la velière</text:p>
          </table:table-cell>
          <table:table-cell/>
          <table:table-cell office:value-type="string" calcext:value-type="string">
            <text:p>&gt;4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/>
          <table:table-cell office:value-type="string" calcext:value-type="string">
            <text:p>naturell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5/02/2014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vallorcine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Mont Buet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650" calcext:value-type="float">
            <text:p>65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25/03/2013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puy st vincent</text:p>
          </table:table-cell>
          <table:table-cell office:value-type="string" calcext:value-type="string">
            <text:p>pelvoux</text:p>
          </table:table-cell>
          <table:table-cell office:value-type="string" calcext:value-type="string">
            <text:p>col de bal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5/03/2013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rcieres</text:p>
          </table:table-cell>
          <table:table-cell office:value-type="string" calcext:value-type="string">
            <text:p>champsaur</text:p>
          </table:table-cell>
          <table:table-cell office:value-type="string" calcext:value-type="string">
            <text:p>la coupa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25/03/2018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odane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belle plinier nord ouest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25/08/2015</text:p>
          </table:table-cell>
          <table:table-cell office:value-type="string" calcext:value-type="string">
            <text:p>08:4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face nord goûte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inisme</text:p>
          </table:table-cell>
          <table:table-cell table:number-columns-repeated="45"/>
        </table:table-row>
        <table:table-row table:style-name="ro2" table:visibility="collapse">
          <table:table-cell office:value-type="string" calcext:value-type="string">
            <text:p>26/01/2014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st etienne dévoluy</text:p>
          </table:table-cell>
          <table:table-cell office:value-type="string" calcext:value-type="string">
            <text:p>dévoluy</text:p>
          </table:table-cell>
          <table:table-cell office:value-type="string" calcext:value-type="string">
            <text:p>vallon d'a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6/01/2014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st etienne tinee</text:p>
          </table:table-cell>
          <table:table-cell office:value-type="string" calcext:value-type="string">
            <text:p>mercantour</text:p>
          </table:table-cell>
          <table:table-cell office:value-type="string" calcext:value-type="string">
            <text:p>Auron sous telesiege dôme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50" calcext:value-type="float">
            <text:p>3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6/01/2014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uris</text:p>
          </table:table-cell>
          <table:table-cell office:value-type="string" calcext:value-type="string">
            <text:p>grandes rousses</text:p>
          </table:table-cell>
          <table:table-cell office:value-type="string" calcext:value-type="string">
            <text:p>combe des giraud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6/01/2014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cerdagne canigou</text:p>
          </table:table-cell>
          <table:table-cell office:value-type="string" calcext:value-type="string">
            <text:p>puigmal er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table:number-columns-repeated="4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26/01/2014</text:p>
          </table:table-cell>
          <table:table-cell/>
          <table:table-cell office:value-type="string" calcext:value-type="string">
            <text:p>68</text:p>
          </table:table-cell>
          <table:table-cell office:value-type="string" calcext:value-type="string">
            <text:p>stosswihr</text:p>
          </table:table-cell>
          <table:table-cell office:value-type="string" calcext:value-type="string">
            <text:p>vosges</text:p>
          </table:table-cell>
          <table:table-cell office:value-type="string" calcext:value-type="string">
            <text:p>grand couloir dagober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60" calcext:value-type="float">
            <text:p>26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26/01/2014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palet droite Tichat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arrê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6/01/2014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odane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couloir du seuil valfréjus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traversé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40" calcext:value-type="float">
            <text:p>140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26/02/2011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orcières</text:p>
          </table:table-cell>
          <table:table-cell office:value-type="string" calcext:value-type="string">
            <text:p>champsaur</text:p>
          </table:table-cell>
          <table:table-cell office:value-type="string" calcext:value-type="string">
            <text:p>col combeau / grande autan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6/02/2011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ontricher albanne</text:p>
          </table:table-cell>
          <table:table-cell office:value-type="string" calcext:value-type="string">
            <text:p>maurienne</text:p>
          </table:table-cell>
          <table:table-cell office:value-type="string" calcext:value-type="string">
            <text:p>col du pertuite grande chibl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6/02/2013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pralognan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irque du petit arcellin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6/02/2013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aint gervais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mont lachat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O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6/03/2017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int paul sur ubaye</text:p>
          </table:table-cell>
          <table:table-cell office:value-type="string" calcext:value-type="string">
            <text:p>ubaye</text:p>
          </table:table-cell>
          <table:table-cell office:value-type="string" calcext:value-type="string">
            <text:p>col mirandol vallon grand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6/05/2018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la chapelle en valgaudemar</text:p>
          </table:table-cell>
          <table:table-cell office:value-type="string" calcext:value-type="string">
            <text:p>pelvoux</text:p>
          </table:table-cell>
          <table:table-cell office:value-type="string" calcext:value-type="string">
            <text:p>couloir ouest brèche des roux</text:p>
          </table:table-cell>
          <table:table-cell/>
          <table:table-cell office:value-type="string" calcext:value-type="string">
            <text:p>&gt;45</text:p>
          </table:table-cell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arrêt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/>
          <table:table-cell office:value-type="string" calcext:value-type="string">
            <text:p>naturell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26/10/2013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pralognan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passage de rosoire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6/11/2017</text:p>
          </table:table-cell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aragnouet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pic du piau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table:number-columns-repeated="4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26/12/2010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lpe d'huez</text:p>
          </table:table-cell>
          <table:table-cell office:value-type="string" calcext:value-type="string">
            <text:p>grandes rousses</text:p>
          </table:table-cell>
          <table:table-cell office:value-type="string" calcext:value-type="string">
            <text:p>pic blanc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6/12/2010</text:p>
          </table:table-cell>
          <table:table-cell office:value-type="string" calcext:value-type="string">
            <text:p>09: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 isèr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combe du signal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6/12/2010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e reposoir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col de l'encrenaz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6/12/2012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molines en queyras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chateau renard couloir NE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6/12/2013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monetier</text:p>
          </table:table-cell>
          <table:table-cell office:value-type="string" calcext:value-type="string">
            <text:p>pelvoux</text:p>
          </table:table-cell>
          <table:table-cell office:value-type="string" calcext:value-type="string">
            <text:p>cucumelle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50" calcext:value-type="float">
            <text:p>35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6/12/2013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dos des frasses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7/01/2014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chamrousse</text:p>
          </table:table-cell>
          <table:table-cell office:value-type="string" calcext:value-type="string">
            <text:p>belledonne</text:p>
          </table:table-cell>
          <table:table-cell office:value-type="string" calcext:value-type="string">
            <text:p>piste lacs roberts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arrê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7/01/2014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ontchavin</text:p>
          </table:table-cell>
          <table:table-cell office:value-type="string" calcext:value-type="string">
            <text:p>vanoise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7/01/2016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 bon courchevel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couloir du ruisseau de la planche / vallée des avanchers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7/02/2012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doucy en bauges</text:p>
          </table:table-cell>
          <table:table-cell office:value-type="string" calcext:value-type="string">
            <text:p>bauges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7/02/2016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aint gervais les bains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mont lacha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7/02/2016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lac du brévent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O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27/02/2016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a clusaz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combe de la grande forclaz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7/02/2016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ixt fer à cheval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couloir du lion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7/12/2013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a salle les alpes</text:p>
          </table:table-cell>
          <table:table-cell office:value-type="string" calcext:value-type="string">
            <text:p>pelvoux</text:p>
          </table:table-cell>
          <table:table-cell office:value-type="string" calcext:value-type="string">
            <text:p>cucumelle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7/12/2013</text:p>
          </table:table-cell>
          <table:table-cell office:value-type="string" calcext:value-type="string">
            <text:p>09:5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 martin bellevill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boismint val thorens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7/12/2013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t bon tarentais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vallée aval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cès refuge gardien ski rando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7/12/2013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a clusaz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combe de torchere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7/12/2016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ervières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petit peygu face nord est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8/01/201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réallon</text:p>
          </table:table-cell>
          <table:table-cell office:value-type="string" calcext:value-type="string">
            <text:p>champsaur</text:p>
          </table:table-cell>
          <table:table-cell office:value-type="string" calcext:value-type="string">
            <text:p>col coupa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nnée</text:p>
          </table:table-cell>
          <table:table-cell table:number-columns-repeated="2"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28/01/2015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villards de lans</text:p>
          </table:table-cell>
          <table:table-cell office:value-type="string" calcext:value-type="string">
            <text:p>vercors</text:p>
          </table:table-cell>
          <table:table-cell office:value-type="string" calcext:value-type="string">
            <text:p>combe chaulang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8/01/2017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ontricher albane</text:p>
          </table:table-cell>
          <table:table-cell office:value-type="string" calcext:value-type="string">
            <text:p>maurienne</text:p>
          </table:table-cell>
          <table:table-cell office:value-type="string" calcext:value-type="string">
            <text:p>combe des sallanches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8/02/2011</text:p>
          </table:table-cell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corrençon en vercors</text:p>
          </table:table-cell>
          <table:table-cell office:value-type="string" calcext:value-type="string">
            <text:p>vercors</text:p>
          </table:table-cell>
          <table:table-cell office:value-type="string" calcext:value-type="string">
            <text:p>rancs de combevieux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8/02/2015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saint pierre de chartreuse</text:p>
          </table:table-cell>
          <table:table-cell office:value-type="string" calcext:value-type="string">
            <text:p>charteuse</text:p>
          </table:table-cell>
          <table:table-cell office:value-type="string" calcext:value-type="string">
            <text:p>combe ouest charmant som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8/04/2012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glacier du milie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table:number-columns-repeated="2"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28/04/201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le monetier les bains</text:p>
          </table:table-cell>
          <table:table-cell office:value-type="string" calcext:value-type="string">
            <text:p>pelvoux</text:p>
          </table:table-cell>
          <table:table-cell office:value-type="string" calcext:value-type="string">
            <text:p>couloir davin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28/04/2017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avoriaz</text:p>
          </table:table-cell>
          <table:table-cell office:value-type="string" calcext:value-type="string">
            <text:p>chablais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table:number-columns-repeated="45"/>
        </table:table-row>
        <table:table-row table:style-name="ro2" table:visibility="collapse">
          <table:table-cell office:value-type="string" calcext:value-type="string">
            <text:p>28/11/201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e mont dore</text:p>
          </table:table-cell>
          <table:table-cell office:value-type="string" calcext:value-type="string">
            <text:p>sancy</text:p>
          </table:table-cell>
          <table:table-cell office:value-type="string" calcext:value-type="string">
            <text:p>puy redon / couloir de l'envers du redon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28/11/201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mieussy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haute-point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S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8/12/2010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Metzeral</text:p>
          </table:table-cell>
          <table:table-cell office:value-type="string" calcext:value-type="string">
            <text:p>hohneck</text:p>
          </table:table-cell>
          <table:table-cell office:value-type="string" calcext:value-type="string">
            <text:p>wormspel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travers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8/12/2012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saint martin de belleville (val thorens)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lac du lo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28/12/2014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saint etienne de tinee</text:p>
          </table:table-cell>
          <table:table-cell office:value-type="string" calcext:value-type="string">
            <text:p>mercantour</text:p>
          </table:table-cell>
          <table:table-cell office:value-type="string" calcext:value-type="string">
            <text:p>secteur cimetière des dames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8/12/2017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la combe de lancey</text:p>
          </table:table-cell>
          <table:table-cell office:value-type="string" calcext:value-type="string">
            <text:p>belledonne</text:p>
          </table:table-cell>
          <table:table-cell office:value-type="string" calcext:value-type="string">
            <text:p>lac de la sitre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29/01/2012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couloir cosmique/la para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9/01/2015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aillons le vieux</text:p>
          </table:table-cell>
          <table:table-cell office:value-type="string" calcext:value-type="string">
            <text:p>bauges</text:p>
          </table:table-cell>
          <table:table-cell office:value-type="string" calcext:value-type="string">
            <text:p>col de la cochette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arrêt</text:p>
          </table:table-cell>
          <table:table-cell table:number-columns-repeated="4"/>
          <table:table-cell office:value-type="string" calcext:value-type="string">
            <text:p>naturell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29/01/2017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eillac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col des ugousses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/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9/03/2013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ourg saint mauric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piste rouge grand renard balise n°14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st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9/03/2014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rabat les trois seigneurs</text:p>
          </table:table-cell>
          <table:table-cell office:value-type="string" calcext:value-type="string">
            <text:p>couserans</text:p>
          </table:table-cell>
          <table:table-cell office:value-type="string" calcext:value-type="string">
            <text:p>pic des trois seigneurs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29/03/2014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a vigerie</text:p>
          </table:table-cell>
          <table:table-cell office:value-type="string" calcext:value-type="string">
            <text:p>lioran</text:p>
          </table:table-cell>
          <table:table-cell office:value-type="string" calcext:value-type="string">
            <text:p>puy bataillouse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29/03/201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onneval sur arc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col du montet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29/03/2018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raches la frasse</text:p>
          </table:table-cell>
          <table:table-cell office:value-type="string" calcext:value-type="string">
            <text:p>chablais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&gt;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7"/>
        </table:table-row>
        <table:table-row table:style-name="ro2" table:visibility="collapse">
          <table:table-cell office:value-type="string" calcext:value-type="string">
            <text:p>29/04/2012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onneval</text:p>
          </table:table-cell>
          <table:table-cell office:value-type="string" calcext:value-type="string">
            <text:p>vanoise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9/04/201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odane</text:p>
          </table:table-cell>
          <table:table-cell office:value-type="string" calcext:value-type="string">
            <text:p>haute maurienne</text:p>
          </table:table-cell>
          <table:table-cell office:value-type="string" calcext:value-type="string">
            <text:p>couloir sud aiguille peclet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29/12/2013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dos des frasses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29/12/2013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tel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barbossi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30/01/2011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molines</text:p>
          </table:table-cell>
          <table:table-cell office:value-type="string" calcext:value-type="string">
            <text:p>queyras</text:p>
          </table:table-cell>
          <table:table-cell office:value-type="string" calcext:value-type="string">
            <text:p>col agnel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30/01/2013</text:p>
          </table:table-cell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chantelouve</text:p>
          </table:table-cell>
          <table:table-cell office:value-type="string" calcext:value-type="string">
            <text:p>oisans</text:p>
          </table:table-cell>
          <table:table-cell office:value-type="string" calcext:value-type="string">
            <text:p>voie cros de quinchiol / Gd Armet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S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naturell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30/01/2013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ainte marie de cuines</text:p>
          </table:table-cell>
          <table:table-cell office:value-type="string" calcext:value-type="string">
            <text:p>maurienne</text:p>
          </table:table-cell>
          <table:table-cell office:value-type="string" calcext:value-type="string">
            <text:p>crête de la raverott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/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30/01/2015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a perrière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dou des lanches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30/01/2016</text:p>
          </table:table-cell>
          <table:table-cell office:value-type="string" calcext:value-type="string">
            <text:p>09:5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a clusaz</text:p>
          </table:table-cell>
          <table:table-cell office:value-type="string" calcext:value-type="string">
            <text:p>aravis</text:p>
          </table:table-cell>
          <table:table-cell office:value-type="string" calcext:value-type="string">
            <text:p>combe du grand crêt / tête pelous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30/04/2017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ourg saint maurice</text:p>
          </table:table-cell>
          <table:table-cell office:value-type="string" calcext:value-type="string">
            <text:p>beaufortain</text:p>
          </table:table-cell>
          <table:table-cell office:value-type="string" calcext:value-type="string">
            <text:p>versant nord col nov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/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30/04/2018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glacier rond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&gt;4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arrê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office:value-type="float" office:value="700" calcext:value-type="float">
            <text:p>700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30/10/2012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aiguille marbrée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30/12/2013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ixt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passage du dérochoir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30/12/2014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 allues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lac de la chambre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30/12/2017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capcir puymorens</text:p>
          </table:table-cell>
          <table:table-cell office:value-type="string" calcext:value-type="string">
            <text:p>pic dels pedrons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30/12/2017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 d'iser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face ouest pelaou blanc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montée</text:p>
          </table:table-cell>
          <table:table-cell/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31/01/2014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revel</text:p>
          </table:table-cell>
          <table:table-cell office:value-type="string" calcext:value-type="string">
            <text:p>belledonne</text:p>
          </table:table-cell>
          <table:table-cell office:value-type="string" calcext:value-type="string">
            <text:p>grand colon face ouest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tiers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31/01/2015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aussois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ruisseau de la fournache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levés EDF / déplacement ski de rando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 table:visibility="collapse">
          <table:table-cell office:value-type="string" calcext:value-type="string">
            <text:p>31/01/2015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méribel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secteur du verdet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31/01/2015</text:p>
          </table:table-cell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chatel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les combes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31/01/2015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mont blanc</text:p>
          </table:table-cell>
          <table:table-cell office:value-type="string" calcext:value-type="string">
            <text:p>pré du rocher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31/03/2011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al isère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solais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31/03/2015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ignes</text:p>
          </table:table-cell>
          <table:table-cell office:value-type="string" calcext:value-type="string">
            <text:p>haute tarentaise</text:p>
          </table:table-cell>
          <table:table-cell office:value-type="string" calcext:value-type="string">
            <text:p>couloir chardonnet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desc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humid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31/03/2018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ferrère</text:p>
          </table:table-cell>
          <table:table-cell office:value-type="string" calcext:value-type="string">
            <text:p>haute bigorre</text:p>
          </table:table-cell>
          <table:table-cell office:value-type="string" calcext:value-type="string">
            <text:p>montagne d'areng / couloir le potager du retraité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pinisme</text:p>
          </table:table-cell>
          <table:table-cell office:value-type="string" calcext:value-type="string">
            <text:p>mont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office:value-type="float" office:value="185" calcext:value-type="float">
            <text:p>185</text:p>
          </table:table-cell>
          <table:table-cell table:number-columns-repeated="38"/>
        </table:table-row>
        <table:table-row table:style-name="ro2" table:visibility="collapse">
          <table:table-cell office:value-type="string" calcext:value-type="string">
            <text:p>31/03/2018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villaroger</text:p>
          </table:table-cell>
          <table:table-cell office:value-type="string" calcext:value-type="string">
            <text:p>vanoise</text:p>
          </table:table-cell>
          <table:table-cell office:value-type="string" calcext:value-type="string">
            <text:p>bas du couloir en S / envers aiguille rouge</text:p>
          </table:table-cell>
          <table:table-cell office:value-type="float" office:value="2450" calcext:value-type="float">
            <text:p>24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s-piste</text:p>
          </table:table-cell>
          <table:table-cell office:value-type="string" calcext:value-type="string">
            <text:p>traversée</text:p>
          </table:table-cell>
          <table:table-cell table:number-columns-repeated="3"/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39"/>
        </table:table-row>
        <table:table-row table:style-name="ro2" table:visibility="collapse">
          <table:table-cell office:value-type="string" calcext:value-type="string">
            <text:p>31/03/2018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ixt fer à cheval</text:p>
          </table:table-cell>
          <table:table-cell office:value-type="string" calcext:value-type="string">
            <text:p>chablais</text:p>
          </table:table-cell>
          <table:table-cell office:value-type="string" calcext:value-type="string">
            <text:p>désert de platé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ndonnée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31/12/2014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e monetier les bains</text:p>
          </table:table-cell>
          <table:table-cell office:value-type="string" calcext:value-type="string">
            <text:p>thabor</text:p>
          </table:table-cell>
          <table:table-cell office:value-type="string" calcext:value-type="string">
            <text:p>secteur col du galibier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traversé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èche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accidentelle soi-mêm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2" table:number-rows-repeated="1048119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Feuil1.$A$1" table:cell-range-address="$Feuil1.$A$1:.$AB$456"/>
        </table:named-expressions>
      </table:table>
      <table:named-expressions/>
      <table:database-ranges>
        <table:database-range table:name="__Anonymous_Sheet_DB__0" table:target-range-address="Feuil1.A1:Feuil1.AB456" table:display-filter-buttons="true" table:orientation="column">
          <table:filter>
            <table:filter-and>
              <table:filter-condition table:field-number="9" table:data-type="number" table:value="67" table:operator="="/>
              <table:filter-condition table:field-number="10" table:data-type="number" table:value="67" table:operator="="/>
              <table:filter-condition table:field-number="11" table:data-type="number" table:value="67" table:operator="="/>
              <table:filter-condition table:field-number="23" table:data-type="number" table:value="67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09:32:00.496471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ébastien Meyrueis</meta:initial-creator>
    <meta:creation-date>2019-09-26T17:25:25</meta:creation-date>
    <dc:date>2021-02-27T09:32:20.650395054</dc:date>
    <meta:generator>LibreOffice/6.4.6.2$Linux_X86_64 LibreOffice_project/40$Build-2</meta:generator>
    <meta:editing-duration>PT24M2S</meta:editing-duration>
    <meta:editing-cycles>7</meta:editing-cycles>
    <meta:document-statistic meta:table-count="1" meta:cell-count="109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